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öhne Mono" svg:font-family="'Söhne Mono', Monaco, 'Andale Mono', 'Ubuntu Mono', monospac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öhne Mono" fo:font-size="10.5pt" fo:letter-spacing="normal" fo:font-style="normal" fo:font-weight="normal" officeooo:rsid="001f2e95" officeooo:paragraph-rsid="001f2e95"/>
    </style:style>
    <style:style style:name="T1" style:family="text">
      <style:text-properties fo:color="#c921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 1: </text:p>
      <text:p text:style-name="P1">npm install json-server –save-dev</text:p>
      <text:p text:style-name="P1">step 2:</text:p>
      <text:p text:style-name="P1">create a db.json</text:p>
      <text:p text:style-name="P1">object with array of objects</text:p>
      <text:p text:style-name="P1">step 3:</text:p>
      <text:p text:style-name="P1">package.json</text:p>
      <text:p text:style-name="P1">"scripts": {</text:p>
      <text:p text:style-name="P1"><text:s text:c="2"/>"start-json-server": "json-server --watch db.json --port 3000"</text:p>
      <text:p text:style-name="P1">}</text:p>
      <text:p text:style-name="P1">step 4:</text:p>
      <text:p text:style-name="P1">npm run start-json-server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öhne Mono" svg:font-family="'Söhne Mono', Monaco, 'Andale Mono', 'Ubuntu Mono', monospac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3T11:33:19.362848393</meta:creation-date>
    <dc:date>2023-10-03T11:37:04.446757537</dc:date>
    <meta:editing-duration>PT3M45S</meta:editing-duration>
    <meta:editing-cycles>1</meta:editing-cycles>
    <meta:document-statistic meta:table-count="0" meta:image-count="0" meta:object-count="0" meta:page-count="1" meta:paragraph-count="12" meta:word-count="35" meta:character-count="220" meta:non-whitespace-character-count="196"/>
    <meta:generator>LibreOffice/6.4.7.2$Linux_X86_64 LibreOffice_project/40$Build-2</meta:generator>
  </office:meta>
</office:document-meta>
</file>